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0.6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8000" fo:border="0.06pt solid #000000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цена д.манометра, торр</text:p>
          </table:table-cell>
          <table:table-cell table:style-name="ce1" office:value-type="float" office:value="7.35" calcext:value-type="float">
            <text:p>7,35</text:p>
          </table:table-cell>
          <table:table-cell/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5"/>
          <table:table-cell/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5"/>
          <table:table-cell/>
          <table:table-cell table:style-name="ce5"/>
          <table:table-cell table:style-name="ce6" office:value-type="float" office:value="3" calcext:value-type="float">
            <text:p>3</text:p>
          </table:table-cell>
          <table:table-cell table:style-name="ce5"/>
          <table:table-cell/>
          <table:table-cell table:style-name="ce5"/>
          <table:table-cell table:style-name="ce6" office:value-type="float" office:value="4" calcext:value-type="float">
            <text:p>4</text:p>
          </table:table-cell>
          <table:table-cell table:style-name="ce5"/>
          <table:table-cell/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 rab, Torr</text:p>
          </table:table-cell>
          <table:table-cell office:value-type="string" calcext:value-type="string">
            <text:p>1/P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V, mv</text:p>
          </table:table-cell>
          <table:table-cell office:value-type="string" calcext:value-type="string">
            <text:p>ln(V)</text:p>
          </table:table-cell>
          <table:table-cell/>
          <table:table-cell office:value-type="string" calcext:value-type="string">
            <text:p>t, c</text:p>
          </table:table-cell>
          <table:table-cell office:value-type="string" calcext:value-type="string">
            <text:p>V, mv</text:p>
          </table:table-cell>
          <table:table-cell office:value-type="string" calcext:value-type="string">
            <text:p>ln(V)</text:p>
          </table:table-cell>
          <table:table-cell/>
          <table:table-cell office:value-type="string" calcext:value-type="string">
            <text:p>t, c</text:p>
          </table:table-cell>
          <table:table-cell office:value-type="string" calcext:value-type="string">
            <text:p>V, mv</text:p>
          </table:table-cell>
          <table:table-cell office:value-type="string" calcext:value-type="string">
            <text:p>ln(V)</text:p>
          </table:table-cell>
          <table:table-cell/>
          <table:table-cell office:value-type="string" calcext:value-type="string">
            <text:p>t, c</text:p>
          </table:table-cell>
          <table:table-cell office:value-type="string" calcext:value-type="string">
            <text:p>V, mv</text:p>
          </table:table-cell>
          <table:table-cell office:value-type="string" calcext:value-type="string">
            <text:p>ln(V)</text:p>
          </table:table-cell>
          <table:table-cell/>
          <table:table-cell office:value-type="string" calcext:value-type="string">
            <text:p>t, c</text:p>
          </table:table-cell>
          <table:table-cell office:value-type="string" calcext:value-type="string">
            <text:p>V, mv</text:p>
          </table:table-cell>
          <table:table-cell office:value-type="string" calcext:value-type="string">
            <text:p>ln(V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7,8</text:p>
          </table:table-cell>
          <table:table-cell table:formula="of:=1/[.B3]" office:value-type="float" office:value="0.0209205020920502" calcext:value-type="float">
            <text:p>0,02092050209205</text:p>
          </table:table-cell>
          <table:table-cell office:value-type="float" office:value="0" calcext:value-type="float">
            <text:p>0</text:p>
          </table:table-cell>
          <table:table-cell office:value-type="float" office:value="27.11" calcext:value-type="float">
            <text:p>27,11</text:p>
          </table:table-cell>
          <table:table-cell table:formula="of:=LN([.E3])" office:value-type="float" office:value="3.29990266351057" calcext:value-type="float">
            <text:p>3,29990266351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75" calcext:value-type="float">
            <text:p>22,75</text:p>
          </table:table-cell>
          <table:table-cell table:formula="of:=LN([.I3])" office:value-type="float" office:value="3.12456514539696" calcext:value-type="float">
            <text:p>3,124565145396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4" calcext:value-type="float">
            <text:p>20,54</text:p>
          </table:table-cell>
          <table:table-cell table:formula="of:=LN([.M3])" office:value-type="float" office:value="3.02237420450041" calcext:value-type="float">
            <text:p>3,02237420450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54" calcext:value-type="float">
            <text:p>19,54</text:p>
          </table:table-cell>
          <table:table-cell table:formula="of:=LN([.Q3])" office:value-type="float" office:value="2.97246364661464" calcext:value-type="float">
            <text:p>2,972463646614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53" calcext:value-type="float">
            <text:p>18,53</text:p>
          </table:table-cell>
          <table:table-cell table:formula="of:=LN([.U3])" office:value-type="float" office:value="2.91939104029727" calcext:value-type="float">
            <text:p>2,9193910402972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17,6</text:p>
          </table:table-cell>
          <table:table-cell table:formula="of:=1/[.B4]" office:value-type="float" office:value="0.00850340136054422" calcext:value-type="float">
            <text:p>0,008503401360544</text:p>
          </table:table-cell>
          <table:table-cell office:value-type="float" office:value="10" calcext:value-type="float">
            <text:p>10</text:p>
          </table:table-cell>
          <table:table-cell office:value-type="float" office:value="26.26" calcext:value-type="float">
            <text:p>26,26</text:p>
          </table:table-cell>
          <table:table-cell table:formula="of:=LN([.E4])" office:value-type="float" office:value="3.26804686887465" calcext:value-type="float">
            <text:p>3,268046868874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24" calcext:value-type="float">
            <text:p>22,24</text:p>
          </table:table-cell>
          <table:table-cell table:formula="of:=LN([.I4])" office:value-type="float" office:value="3.10189246938238" calcext:value-type="float">
            <text:p>3,101892469382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.16" calcext:value-type="float">
            <text:p>20,16</text:p>
          </table:table-cell>
          <table:table-cell table:formula="of:=LN([.M4])" office:value-type="float" office:value="3.00370044320317" calcext:value-type="float">
            <text:p>3,003700443203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.29" calcext:value-type="float">
            <text:p>19,29</text:p>
          </table:table-cell>
          <table:table-cell table:formula="of:=LN([.Q4])" office:value-type="float" office:value="2.95958682691764" calcext:value-type="float">
            <text:p>2,959586826917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.12" calcext:value-type="float">
            <text:p>18,12</text:p>
          </table:table-cell>
          <table:table-cell table:formula="of:=LN([.U4])" office:value-type="float" office:value="2.89701630061483" calcext:value-type="float">
            <text:p>2,8970163006148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83,8</text:p>
          </table:table-cell>
          <table:table-cell table:formula="of:=1/[.B5]" office:value-type="float" office:value="0.00544069640914037" calcext:value-type="float">
            <text:p>0,00544069640914</text:p>
          </table:table-cell>
          <table:table-cell office:value-type="float" office:value="20" calcext:value-type="float">
            <text:p>20</text:p>
          </table:table-cell>
          <table:table-cell office:value-type="float" office:value="25.44" calcext:value-type="float">
            <text:p>25,44</text:p>
          </table:table-cell>
          <table:table-cell table:formula="of:=LN([.E5])" office:value-type="float" office:value="3.23632273847192" calcext:value-type="float">
            <text:p>3,2363227384719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.75" calcext:value-type="float">
            <text:p>21,75</text:p>
          </table:table-cell>
          <table:table-cell table:formula="of:=LN([.I5])" office:value-type="float" office:value="3.07961375753469" calcext:value-type="float">
            <text:p>3,079613757534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.81" calcext:value-type="float">
            <text:p>19,81</text:p>
          </table:table-cell>
          <table:table-cell table:formula="of:=LN([.M5])" office:value-type="float" office:value="2.98618686071046" calcext:value-type="float">
            <text:p>2,986186860710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.06" calcext:value-type="float">
            <text:p>19,06</text:p>
          </table:table-cell>
          <table:table-cell table:formula="of:=LN([.Q5])" office:value-type="float" office:value="2.94759189822606" calcext:value-type="float">
            <text:p>2,947591898226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.7" calcext:value-type="float">
            <text:p>17,7</text:p>
          </table:table-cell>
          <table:table-cell table:formula="of:=LN([.U5])" office:value-type="float" office:value="2.87356463957978" calcext:value-type="float">
            <text:p>2,8735646395797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41,1</text:p>
          </table:table-cell>
          <table:table-cell table:formula="of:=1/[.B6]" office:value-type="float" office:value="0.00414765657403567" calcext:value-type="float">
            <text:p>0,004147656574036</text:p>
          </table:table-cell>
          <table:table-cell office:value-type="float" office:value="30" calcext:value-type="float">
            <text:p>30</text:p>
          </table:table-cell>
          <table:table-cell office:value-type="float" office:value="24.69" calcext:value-type="float">
            <text:p>24,69</text:p>
          </table:table-cell>
          <table:table-cell table:formula="of:=LN([.E6])" office:value-type="float" office:value="3.20639830335709" calcext:value-type="float">
            <text:p>3,206398303357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1.25" calcext:value-type="float">
            <text:p>21,25</text:p>
          </table:table-cell>
          <table:table-cell table:formula="of:=LN([.I6])" office:value-type="float" office:value="3.05635689537043" calcext:value-type="float">
            <text:p>3,0563568953704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.46" calcext:value-type="float">
            <text:p>19,46</text:p>
          </table:table-cell>
          <table:table-cell table:formula="of:=LN([.M6])" office:value-type="float" office:value="2.96836107675786" calcext:value-type="float">
            <text:p>2,9683610767578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.78" calcext:value-type="float">
            <text:p>18,78</text:p>
          </table:table-cell>
          <table:table-cell table:formula="of:=LN([.Q6])" office:value-type="float" office:value="2.93279247378012" calcext:value-type="float">
            <text:p>2,932792473780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.29" calcext:value-type="float">
            <text:p>17,29</text:p>
          </table:table-cell>
          <table:table-cell table:formula="of:=LN([.U6])" office:value-type="float" office:value="2.8501282996952" calcext:value-type="float">
            <text:p>2,850128299695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2,1</text:p>
          </table:table-cell>
          <table:table-cell table:formula="of:=1/[.B7]" office:value-type="float" office:value="0.0452488687782805" calcext:value-type="float">
            <text:p>0,045248868778281</text:p>
          </table:table-cell>
          <table:table-cell office:value-type="float" office:value="40" calcext:value-type="float">
            <text:p>40</text:p>
          </table:table-cell>
          <table:table-cell office:value-type="float" office:value="23.86" calcext:value-type="float">
            <text:p>23,86</text:p>
          </table:table-cell>
          <table:table-cell table:formula="of:=LN([.E7])" office:value-type="float" office:value="3.17220341666977" calcext:value-type="float">
            <text:p>3,1722034166697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0.76" calcext:value-type="float">
            <text:p>20,76</text:p>
          </table:table-cell>
          <table:table-cell table:formula="of:=LN([.I7])" office:value-type="float" office:value="3.03302805829769" calcext:value-type="float">
            <text:p>3,033028058297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.09" calcext:value-type="float">
            <text:p>19,09</text:p>
          </table:table-cell>
          <table:table-cell table:formula="of:=LN([.M7])" office:value-type="float" office:value="2.94916463773766" calcext:value-type="float">
            <text:p>2,9491646377376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.54" calcext:value-type="float">
            <text:p>18,54</text:p>
          </table:table-cell>
          <table:table-cell table:formula="of:=LN([.Q7])" office:value-type="float" office:value="2.91993056013771" calcext:value-type="float">
            <text:p>2,919930560137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.89" calcext:value-type="float">
            <text:p>16,89</text:p>
          </table:table-cell>
          <table:table-cell table:formula="of:=LN([.U7])" office:value-type="float" office:value="2.82672173081971" calcext:value-type="float">
            <text:p>2,8267217308197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3.11" calcext:value-type="float">
            <text:p>23,11</text:p>
          </table:table-cell>
          <table:table-cell table:formula="of:=LN([.E8])" office:value-type="float" office:value="3.14026542428629" calcext:value-type="float">
            <text:p>3,140265424286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28" calcext:value-type="float">
            <text:p>20,28</text:p>
          </table:table-cell>
          <table:table-cell table:formula="of:=LN([.I8])" office:value-type="float" office:value="3.00963517872298" calcext:value-type="float">
            <text:p>3,009635178722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.81" calcext:value-type="float">
            <text:p>18,81</text:p>
          </table:table-cell>
          <table:table-cell table:formula="of:=LN([.M8])" office:value-type="float" office:value="2.93438864331294" calcext:value-type="float">
            <text:p>2,934388643312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.28" calcext:value-type="float">
            <text:p>18,28</text:p>
          </table:table-cell>
          <table:table-cell table:formula="of:=LN([.Q8])" office:value-type="float" office:value="2.905807566026" calcext:value-type="float">
            <text:p>2,9058075660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,5</text:p>
          </table:table-cell>
          <table:table-cell table:formula="of:=LN([.U8])" office:value-type="float" office:value="2.80336038090653" calcext:value-type="float">
            <text:p>2,80336038090653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2.38" calcext:value-type="float">
            <text:p>22,38</text:p>
          </table:table-cell>
          <table:table-cell table:formula="of:=LN([.E9])" office:value-type="float" office:value="3.10816770288378" calcext:value-type="float">
            <text:p>3,108167702883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9.81" calcext:value-type="float">
            <text:p>19,81</text:p>
          </table:table-cell>
          <table:table-cell table:formula="of:=LN([.I9])" office:value-type="float" office:value="2.98618686071046" calcext:value-type="float">
            <text:p>2,9861868607104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8.49" calcext:value-type="float">
            <text:p>18,49</text:p>
          </table:table-cell>
          <table:table-cell table:formula="of:=LN([.M9])" office:value-type="float" office:value="2.91723004539903" calcext:value-type="float">
            <text:p>2,917230045399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8.04" calcext:value-type="float">
            <text:p>18,04</text:p>
          </table:table-cell>
          <table:table-cell table:formula="of:=LN([.Q9])" office:value-type="float" office:value="2.89259151463448" calcext:value-type="float">
            <text:p>2,892591514634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.11" calcext:value-type="float">
            <text:p>16,11</text:p>
          </table:table-cell>
          <table:table-cell table:formula="of:=LN([.U9])" office:value-type="float" office:value="2.77944019718888" calcext:value-type="float">
            <text:p>2,77944019718888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1.66" calcext:value-type="float">
            <text:p>21,66</text:p>
          </table:table-cell>
          <table:table-cell table:formula="of:=LN([.E10])" office:value-type="float" office:value="3.07546724157284" calcext:value-type="float">
            <text:p>3,0754672415728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9.36" calcext:value-type="float">
            <text:p>19,36</text:p>
          </table:table-cell>
          <table:table-cell table:formula="of:=LN([.I10])" office:value-type="float" office:value="2.96320908184843" calcext:value-type="float">
            <text:p>2,9632090818484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8.16" calcext:value-type="float">
            <text:p>18,16</text:p>
          </table:table-cell>
          <table:table-cell table:formula="of:=LN([.M10])" office:value-type="float" office:value="2.89922137317315" calcext:value-type="float">
            <text:p>2,899221373173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7.81" calcext:value-type="float">
            <text:p>17,81</text:p>
          </table:table-cell>
          <table:table-cell table:formula="of:=LN([.Q10])" office:value-type="float" office:value="2.87976009730157" calcext:value-type="float">
            <text:p>2,879760097301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.73" calcext:value-type="float">
            <text:p>15,73</text:p>
          </table:table-cell>
          <table:table-cell table:formula="of:=LN([.U10])" office:value-type="float" office:value="2.75556971707019" calcext:value-type="float">
            <text:p>2,7555697170701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0.97" calcext:value-type="float">
            <text:p>20,97</text:p>
          </table:table-cell>
          <table:table-cell table:formula="of:=LN([.E11])" office:value-type="float" office:value="3.04309284491383" calcext:value-type="float">
            <text:p>3,0430928449138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.92" calcext:value-type="float">
            <text:p>18,92</text:p>
          </table:table-cell>
          <table:table-cell table:formula="of:=LN([.I11])" office:value-type="float" office:value="2.94021956362373" calcext:value-type="float">
            <text:p>2,9402195636237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7.84" calcext:value-type="float">
            <text:p>17,84</text:p>
          </table:table-cell>
          <table:table-cell table:formula="of:=LN([.M11])" office:value-type="float" office:value="2.88144312715186" calcext:value-type="float">
            <text:p>2,8814431271518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7.57" calcext:value-type="float">
            <text:p>17,57</text:p>
          </table:table-cell>
          <table:table-cell table:formula="of:=LN([.Q11])" office:value-type="float" office:value="2.86619290219901" calcext:value-type="float">
            <text:p>2,866192902199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.35" calcext:value-type="float">
            <text:p>15,35</text:p>
          </table:table-cell>
          <table:table-cell table:formula="of:=LN([.U11])" office:value-type="float" office:value="2.73111547403321" calcext:value-type="float">
            <text:p>2,73111547403321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.29" calcext:value-type="float">
            <text:p>20,29</text:p>
          </table:table-cell>
          <table:table-cell table:formula="of:=LN([.E12])" office:value-type="float" office:value="3.01012815383772" calcext:value-type="float">
            <text:p>3,010128153837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8.5" calcext:value-type="float">
            <text:p>18,5</text:p>
          </table:table-cell>
          <table:table-cell table:formula="of:=LN([.I12])" office:value-type="float" office:value="2.91777073208428" calcext:value-type="float">
            <text:p>2,9177707320842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7.52" calcext:value-type="float">
            <text:p>17,52</text:p>
          </table:table-cell>
          <table:table-cell table:formula="of:=LN([.M12])" office:value-type="float" office:value="2.86334308550825" calcext:value-type="float">
            <text:p>2,8633430855082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7.36" calcext:value-type="float">
            <text:p>17,36</text:p>
          </table:table-cell>
          <table:table-cell table:formula="of:=LN([.Q12])" office:value-type="float" office:value="2.8541687092322" calcext:value-type="float">
            <text:p>2,85416870923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.01" calcext:value-type="float">
            <text:p>15,01</text:p>
          </table:table-cell>
          <table:table-cell table:formula="of:=LN([.U12])" office:value-type="float" office:value="2.70871664564537" calcext:value-type="float">
            <text:p>2,70871664564537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9.64" calcext:value-type="float">
            <text:p>19,64</text:p>
          </table:table-cell>
          <table:table-cell table:formula="of:=LN([.E13])" office:value-type="float" office:value="2.97756830292632" calcext:value-type="float">
            <text:p>2,977568302926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.09" calcext:value-type="float">
            <text:p>18,09</text:p>
          </table:table-cell>
          <table:table-cell table:formula="of:=LN([.I13])" office:value-type="float" office:value="2.8953592994072" calcext:value-type="float">
            <text:p>2,89535929940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.21" calcext:value-type="float">
            <text:p>17,21</text:p>
          </table:table-cell>
          <table:table-cell table:formula="of:=LN([.M13])" office:value-type="float" office:value="2.84549061022345" calcext:value-type="float">
            <text:p>2,845490610223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.14" calcext:value-type="float">
            <text:p>17,14</text:p>
          </table:table-cell>
          <table:table-cell table:formula="of:=LN([.Q13])" office:value-type="float" office:value="2.84141491316963" calcext:value-type="float">
            <text:p>2,8414149131696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.62" calcext:value-type="float">
            <text:p>14,62</text:p>
          </table:table-cell>
          <table:table-cell table:formula="of:=LN([.U13])" office:value-type="float" office:value="2.68239045432163" calcext:value-type="float">
            <text:p>2,68239045432163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9.09" calcext:value-type="float">
            <text:p>19,09</text:p>
          </table:table-cell>
          <table:table-cell table:formula="of:=LN([.E14])" office:value-type="float" office:value="2.94916463773766" calcext:value-type="float">
            <text:p>2,9491646377376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.67" calcext:value-type="float">
            <text:p>17,67</text:p>
          </table:table-cell>
          <table:table-cell table:formula="of:=LN([.I14])" office:value-type="float" office:value="2.87186828633161" calcext:value-type="float">
            <text:p>2,8718682863316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.91" calcext:value-type="float">
            <text:p>16,91</text:p>
          </table:table-cell>
          <table:table-cell table:formula="of:=LN([.M14])" office:value-type="float" office:value="2.82790516291049" calcext:value-type="float">
            <text:p>2,8279051629104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.91" calcext:value-type="float">
            <text:p>16,91</text:p>
          </table:table-cell>
          <table:table-cell table:formula="of:=LN([.Q14])" office:value-type="float" office:value="2.82790516291049" calcext:value-type="float">
            <text:p>2,8279051629104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.33" calcext:value-type="float">
            <text:p>14,33</text:p>
          </table:table-cell>
          <table:table-cell table:formula="of:=LN([.U14])" office:value-type="float" office:value="2.66235524184008" calcext:value-type="float">
            <text:p>2,66235524184008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8.44" calcext:value-type="float">
            <text:p>18,44</text:p>
          </table:table-cell>
          <table:table-cell table:formula="of:=LN([.E15])" office:value-type="float" office:value="2.91452221812845" calcext:value-type="float">
            <text:p>2,9145222181284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7.27" calcext:value-type="float">
            <text:p>17,27</text:p>
          </table:table-cell>
          <table:table-cell table:formula="of:=LN([.I15])" office:value-type="float" office:value="2.84897089215859" calcext:value-type="float">
            <text:p>2,8489708921585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.61" calcext:value-type="float">
            <text:p>16,61</text:p>
          </table:table-cell>
          <table:table-cell table:formula="of:=LN([.M15])" office:value-type="float" office:value="2.8100049236252" calcext:value-type="float">
            <text:p>2,810004923625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.68" calcext:value-type="float">
            <text:p>16,68</text:p>
          </table:table-cell>
          <table:table-cell table:formula="of:=LN([.Q15])" office:value-type="float" office:value="2.8142103969306" calcext:value-type="float">
            <text:p>2,81421039693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3.99" calcext:value-type="float">
            <text:p>13,99</text:p>
          </table:table-cell>
          <table:table-cell table:formula="of:=LN([.U15])" office:value-type="float" office:value="2.63834278867739" calcext:value-type="float">
            <text:p>2,63834278867739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7.88" calcext:value-type="float">
            <text:p>17,88</text:p>
          </table:table-cell>
          <table:table-cell table:formula="of:=LN([.E16])" office:value-type="float" office:value="2.88368276974537" calcext:value-type="float">
            <text:p>2,8836827697453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.88" calcext:value-type="float">
            <text:p>16,88</text:p>
          </table:table-cell>
          <table:table-cell table:formula="of:=LN([.I16])" office:value-type="float" office:value="2.82612948916781" calcext:value-type="float">
            <text:p>2,8261294891678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.33" calcext:value-type="float">
            <text:p>16,33</text:p>
          </table:table-cell>
          <table:table-cell table:formula="of:=LN([.M16])" office:value-type="float" office:value="2.79300390698237" calcext:value-type="float">
            <text:p>2,7930039069823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.48" calcext:value-type="float">
            <text:p>16,48</text:p>
          </table:table-cell>
          <table:table-cell table:formula="of:=LN([.Q16])" office:value-type="float" office:value="2.80214752448133" calcext:value-type="float">
            <text:p>2,802147524481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.67" calcext:value-type="float">
            <text:p>13,67</text:p>
          </table:table-cell>
          <table:table-cell table:formula="of:=LN([.U16])" office:value-type="float" office:value="2.61520365073586" calcext:value-type="float">
            <text:p>2,61520365073586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7.39" calcext:value-type="float">
            <text:p>17,39</text:p>
          </table:table-cell>
          <table:table-cell table:formula="of:=LN([.E17])" office:value-type="float" office:value="2.85589532836619" calcext:value-type="float">
            <text:p>2,8558953283661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6.51" calcext:value-type="float">
            <text:p>16,51</text:p>
          </table:table-cell>
          <table:table-cell table:formula="of:=LN([.I17])" office:value-type="float" office:value="2.80396625793204" calcext:value-type="float">
            <text:p>2,8039662579320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6.08" calcext:value-type="float">
            <text:p>16,08</text:p>
          </table:table-cell>
          <table:table-cell table:formula="of:=LN([.M17])" office:value-type="float" office:value="2.77757626375082" calcext:value-type="float">
            <text:p>2,7775762637508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6.3" calcext:value-type="float">
            <text:p>16,3</text:p>
          </table:table-cell>
          <table:table-cell table:formula="of:=LN([.Q17])" office:value-type="float" office:value="2.79116510781272" calcext:value-type="float">
            <text:p>2,791165107812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3.36" calcext:value-type="float">
            <text:p>13,36</text:p>
          </table:table-cell>
          <table:table-cell table:formula="of:=LN([.U17])" office:value-type="float" office:value="2.5922651681085" calcext:value-type="float">
            <text:p>2,5922651681085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6.78" calcext:value-type="float">
            <text:p>16,78</text:p>
          </table:table-cell>
          <table:table-cell table:formula="of:=LN([.E18])" office:value-type="float" office:value="2.82018770103906" calcext:value-type="float">
            <text:p>2,8201877010390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6.17" calcext:value-type="float">
            <text:p>16,17</text:p>
          </table:table-cell>
          <table:table-cell table:formula="of:=LN([.I18])" office:value-type="float" office:value="2.78315767358902" calcext:value-type="float">
            <text:p>2,7831576735890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.84" calcext:value-type="float">
            <text:p>15,84</text:p>
          </table:table-cell>
          <table:table-cell table:formula="of:=LN([.M18])" office:value-type="float" office:value="2.76253838638628" calcext:value-type="float">
            <text:p>2,7625383863862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6.14" calcext:value-type="float">
            <text:p>16,14</text:p>
          </table:table-cell>
          <table:table-cell table:formula="of:=LN([.Q18])" office:value-type="float" office:value="2.7813006628418" calcext:value-type="float">
            <text:p>2,78130066284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.05" calcext:value-type="float">
            <text:p>13,05</text:p>
          </table:table-cell>
          <table:table-cell table:formula="of:=LN([.U18])" office:value-type="float" office:value="2.5687881337687" calcext:value-type="float">
            <text:p>2,5687881337687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16.25" calcext:value-type="float">
            <text:p>16,25</text:p>
          </table:table-cell>
          <table:table-cell table:formula="of:=LN([.E19])" office:value-type="float" office:value="2.78809290877575" calcext:value-type="float">
            <text:p>2,7880929087757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5.84" calcext:value-type="float">
            <text:p>15,84</text:p>
          </table:table-cell>
          <table:table-cell table:formula="of:=LN([.I19])" office:value-type="float" office:value="2.76253838638628" calcext:value-type="float">
            <text:p>2,76253838638628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5.66" calcext:value-type="float">
            <text:p>15,66</text:p>
          </table:table-cell>
          <table:table-cell table:formula="of:=LN([.M19])" office:value-type="float" office:value="2.75110969056266" calcext:value-type="float">
            <text:p>2,7511096905626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5.97" calcext:value-type="float">
            <text:p>15,97</text:p>
          </table:table-cell>
          <table:table-cell table:formula="of:=LN([.Q19])" office:value-type="float" office:value="2.77071196222692" calcext:value-type="float">
            <text:p>2,770711962226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76" calcext:value-type="float">
            <text:p>12,76</text:p>
          </table:table-cell>
          <table:table-cell table:formula="of:=LN([.U19])" office:value-type="float" office:value="2.54631527791664" calcext:value-type="float">
            <text:p>2,54631527791664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15.78" calcext:value-type="float">
            <text:p>15,78</text:p>
          </table:table-cell>
          <table:table-cell table:formula="of:=LN([.E20])" office:value-type="float" office:value="2.75874331541773" calcext:value-type="float">
            <text:p>2,75874331541773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5.51" calcext:value-type="float">
            <text:p>15,51</text:p>
          </table:table-cell>
          <table:table-cell table:formula="of:=LN([.I20])" office:value-type="float" office:value="2.74148497718845" calcext:value-type="float">
            <text:p>2,74148497718845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5.4" calcext:value-type="float">
            <text:p>15,4</text:p>
          </table:table-cell>
          <table:table-cell table:formula="of:=LN([.M20])" office:value-type="float" office:value="2.73436750941958" calcext:value-type="float">
            <text:p>2,73436750941958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5.8" calcext:value-type="float">
            <text:p>15,8</text:p>
          </table:table-cell>
          <table:table-cell table:formula="of:=LN([.Q20])" office:value-type="float" office:value="2.76000994003292" calcext:value-type="float">
            <text:p>2,7600099400329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.47" calcext:value-type="float">
            <text:p>12,47</text:p>
          </table:table-cell>
          <table:table-cell table:formula="of:=LN([.U20])" office:value-type="float" office:value="2.52332575969195" calcext:value-type="float">
            <text:p>2,52332575969195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15.24" calcext:value-type="float">
            <text:p>15,24</text:p>
          </table:table-cell>
          <table:table-cell table:formula="of:=LN([.E21])" office:value-type="float" office:value="2.7239235502585" calcext:value-type="float">
            <text:p>2,723923550258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5.18" calcext:value-type="float">
            <text:p>15,18</text:p>
          </table:table-cell>
          <table:table-cell table:formula="of:=LN([.I21])" office:value-type="float" office:value="2.71997877196748" calcext:value-type="float">
            <text:p>2,7199787719674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5.15" calcext:value-type="float">
            <text:p>15,15</text:p>
          </table:table-cell>
          <table:table-cell table:formula="of:=LN([.M21])" office:value-type="float" office:value="2.71800053195538" calcext:value-type="float">
            <text:p>2,7180005319553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5.65" calcext:value-type="float">
            <text:p>15,65</text:p>
          </table:table-cell>
          <table:table-cell table:formula="of:=LN([.Q21])" office:value-type="float" office:value="2.75047091698616" calcext:value-type="float">
            <text:p>2,750470916986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.18" calcext:value-type="float">
            <text:p>12,18</text:p>
          </table:table-cell>
          <table:table-cell table:formula="of:=LN([.U21])" office:value-type="float" office:value="2.49979526228175" calcext:value-type="float">
            <text:p>2,49979526228175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14.76" calcext:value-type="float">
            <text:p>14,76</text:p>
          </table:table-cell>
          <table:table-cell table:formula="of:=LN([.E22])" office:value-type="float" office:value="2.69192081917233" calcext:value-type="float">
            <text:p>2,6919208191723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4.92" calcext:value-type="float">
            <text:p>14,92</text:p>
          </table:table-cell>
          <table:table-cell table:formula="of:=LN([.I22])" office:value-type="float" office:value="2.70270259477561" calcext:value-type="float">
            <text:p>2,7027025947756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4.91" calcext:value-type="float">
            <text:p>14,91</text:p>
          </table:table-cell>
          <table:table-cell table:formula="of:=LN([.M22])" office:value-type="float" office:value="2.70203212877665" calcext:value-type="float">
            <text:p>2,7020321287766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5.43" calcext:value-type="float">
            <text:p>15,43</text:p>
          </table:table-cell>
          <table:table-cell table:formula="of:=LN([.Q22])" office:value-type="float" office:value="2.73631366637507" calcext:value-type="float">
            <text:p>2,7363136663750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.91" calcext:value-type="float">
            <text:p>11,91</text:p>
          </table:table-cell>
          <table:table-cell table:formula="of:=LN([.U22])" office:value-type="float" office:value="2.47737838336721" calcext:value-type="float">
            <text:p>2,4773783833672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4.3" calcext:value-type="float">
            <text:p>14,3</text:p>
          </table:table-cell>
          <table:table-cell table:formula="of:=LN([.E23])" office:value-type="float" office:value="2.66025953726586" calcext:value-type="float">
            <text:p>2,6602595372658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.6" calcext:value-type="float">
            <text:p>14,6</text:p>
          </table:table-cell>
          <table:table-cell table:formula="of:=LN([.I23])" office:value-type="float" office:value="2.68102152871429" calcext:value-type="float">
            <text:p>2,6810215287142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.67" calcext:value-type="float">
            <text:p>14,67</text:p>
          </table:table-cell>
          <table:table-cell table:formula="of:=LN([.M23])" office:value-type="float" office:value="2.68580459215489" calcext:value-type="float">
            <text:p>2,6858045921548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5.24" calcext:value-type="float">
            <text:p>15,24</text:p>
          </table:table-cell>
          <table:table-cell table:formula="of:=LN([.Q23])" office:value-type="float" office:value="2.7239235502585" calcext:value-type="float">
            <text:p>2,72392355025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65" calcext:value-type="float">
            <text:p>11,65</text:p>
          </table:table-cell>
          <table:table-cell table:formula="of:=LN([.U23])" office:value-type="float" office:value="2.45530618001171" calcext:value-type="float">
            <text:p>2,45530618001171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13.84" calcext:value-type="float">
            <text:p>13,84</text:p>
          </table:table-cell>
          <table:table-cell table:formula="of:=LN([.E24])" office:value-type="float" office:value="2.62756295018952" calcext:value-type="float">
            <text:p>2,6275629501895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4.3" calcext:value-type="float">
            <text:p>14,3</text:p>
          </table:table-cell>
          <table:table-cell table:formula="of:=LN([.I24])" office:value-type="float" office:value="2.66025953726586" calcext:value-type="float">
            <text:p>2,66025953726586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4.44" calcext:value-type="float">
            <text:p>14,44</text:p>
          </table:table-cell>
          <table:table-cell table:formula="of:=LN([.M24])" office:value-type="float" office:value="2.67000213346468" calcext:value-type="float">
            <text:p>2,67000213346468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5.07" calcext:value-type="float">
            <text:p>15,07</text:p>
          </table:table-cell>
          <table:table-cell table:formula="of:=LN([.Q24])" office:value-type="float" office:value="2.7127060126384" calcext:value-type="float">
            <text:p>2,712706012638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.38" calcext:value-type="float">
            <text:p>11,38</text:p>
          </table:table-cell>
          <table:table-cell table:formula="of:=LN([.U24])" office:value-type="float" office:value="2.43185742869818" calcext:value-type="float">
            <text:p>2,43185742869818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13.4" calcext:value-type="float">
            <text:p>13,4</text:p>
          </table:table-cell>
          <table:table-cell table:formula="of:=LN([.E25])" office:value-type="float" office:value="2.59525470695687" calcext:value-type="float">
            <text:p>2,5952547069568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4.01" calcext:value-type="float">
            <text:p>14,01</text:p>
          </table:table-cell>
          <table:table-cell table:formula="of:=LN([.I25])" office:value-type="float" office:value="2.63977136034892" calcext:value-type="float">
            <text:p>2,63977136034892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4.22" calcext:value-type="float">
            <text:p>14,22</text:p>
          </table:table-cell>
          <table:table-cell table:formula="of:=LN([.M25])" office:value-type="float" office:value="2.65464942437509" calcext:value-type="float">
            <text:p>2,65464942437509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4.89" calcext:value-type="float">
            <text:p>14,89</text:p>
          </table:table-cell>
          <table:table-cell table:formula="of:=LN([.Q25])" office:value-type="float" office:value="2.70068984669592" calcext:value-type="float">
            <text:p>2,7006898466959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.13" calcext:value-type="float">
            <text:p>11,13</text:p>
          </table:table-cell>
          <table:table-cell table:formula="of:=LN([.U25])" office:value-type="float" office:value="2.40964416528745" calcext:value-type="float">
            <text:p>2,40964416528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.00.0000</text:date>, <text:time style:data-style-name="N2" text:time-value="18:11:27.351636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5:31:29.209012122</meta:creation-date>
    <dc:date>2021-04-17T21:50:04.311811583</dc:date>
    <meta:editing-duration>PT2H30M30S</meta:editing-duration>
    <meta:editing-cycles>5</meta:editing-cycles>
    <meta:generator>LibreOffice/6.4.6.2$Linux_X86_64 LibreOffice_project/40$Build-2</meta:generator>
    <meta:document-statistic meta:table-count="1" meta:cell-count="385" meta:object-count="0"/>
  </office:meta>
</office:document-meta>
</file>